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Cantarell" svg:font-family="Cantarell" style:font-family-generic="system" style:font-pitch="variable"/>
    <style:font-face style:name="Georgia" svg:font-family="Georgia" style:font-family-generic="roman" style:font-pitch="variable"/>
    <style:font-face style:name="Inconsolata" svg:font-family="Inconsolata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</office:font-face-decls>
  <office:automatic-styles>
    <style:style style:name="Tabela1" style:family="table">
      <style:table-properties style:width="6.6931in" fo:margin-left="0.0049in" fo:margin-top="0in" fo:margin-bottom="0in" table:align="left" style:writing-mode="lr-tb"/>
    </style:style>
    <style:style style:name="Tabela1.A" style:family="table-column">
      <style:table-column-properties style:column-width="1.3701in"/>
    </style:style>
    <style:style style:name="Tabela1.B" style:family="table-column">
      <style:table-column-properties style:column-width="3.9361in"/>
    </style:style>
    <style:style style:name="Tabela1.C" style:family="table-column">
      <style:table-column-properties style:column-width="1.3868in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382in" fo:border-left="0.75pt solid #000000" fo:border-right="none" fo:border-top="0.75pt solid #000000" fo:border-bottom="0.75pt solid #000000" style:writing-mode="lr-tb"/>
    </style:style>
    <style:style style:name="Tabela1.C1" style:family="table-cell">
      <style:table-cell-properties fo:padding="0.0382in" fo:border="0.75pt solid #000000" style:writing-mode="lr-tb"/>
    </style:style>
    <style:style style:name="Tabela1.A2" style:family="table-cell">
      <style:table-cell-properties fo:padding="0.0382in" fo:border-left="0.75pt solid #000000" fo:border-right="none" fo:border-top="none" fo:border-bottom="0.75pt solid #000000" style:writing-mode="lr-tb"/>
    </style:style>
    <style:style style:name="Tabela1.C2" style:family="table-cell">
      <style:table-cell-properties fo:padding="0.0382in" fo:border-left="0.75pt solid #000000" fo:border-right="0.75pt solid #000000" fo:border-top="none" fo:border-bottom="0.75pt solid #000000" style:writing-mode="lr-tb"/>
    </style:style>
    <style:style style:name="Tabela2" style:family="table">
      <style:table-properties style:width="6.6597in" fo:margin-left="0.0306in" fo:margin-top="0in" fo:margin-bottom="0in" table:align="left" style:writing-mode="lr-tb"/>
    </style:style>
    <style:style style:name="Tabela2.A" style:family="table-column">
      <style:table-column-properties style:column-width="2.7271in"/>
    </style:style>
    <style:style style:name="Tabela2.B" style:family="table-column">
      <style:table-column-properties style:column-width="3.9326in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fo:padding="0.0382in" fo:border="0.5pt solid #000000" style:writing-mode="lr-tb"/>
    </style:style>
    <style:style style:name="Tabela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ela2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ela2.16" style:family="table-row">
      <style:table-row-properties style:min-row-height="0.6632in" fo:keep-together="auto"/>
    </style:style>
    <style:style style:name="P1" style:family="paragraph" style:parent-style-name="Standard">
      <style:paragraph-properties fo:text-align="start" style:justify-single-word="false" fo:padding-left="0in" fo:padding-right="0in" fo:padding-top="0in" fo:padding-bottom="0.028in" fo:border-left="none" fo:border-right="none" fo:border-top="none" fo:border-bottom="0.11pt solid #000000">
        <style:tab-stops>
          <style:tab-stop style:position="6.6925in" style:type="right"/>
        </style:tab-stops>
      </style:paragraph-properties>
      <style:text-properties style:font-name="Georgia"/>
    </style:style>
    <style:style style:name="P2" style:family="paragraph" style:parent-style-name="Standard">
      <style:paragraph-properties fo:margin-top="0in" fo:margin-bottom="0.1181in" style:contextual-spacing="false" fo:text-align="start" style:justify-single-word="false"/>
    </style:style>
    <style:style style:name="P3" style:family="paragraph" style:parent-style-name="Standard">
      <style:paragraph-properties fo:margin-top="0.1181in" fo:margin-bottom="0.1181in" style:contextual-spacing="false"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1da898"/>
    </style:style>
    <style:style style:name="P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1bd7b6" officeooo:paragraph-rsid="001bd7b6" style:font-size-asian="10pt" style:font-size-complex="10pt"/>
    </style:style>
    <style:style style:name="P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31c4de" officeooo:paragraph-rsid="0031c4de" style:font-size-asian="10pt" style:font-size-complex="10pt"/>
    </style:style>
    <style:style style:name="P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Arial" fo:font-weight="bold" style:font-name-asian="Cantarell" style:font-weight-asian="bold" style:font-name-complex="Cantarell"/>
    </style:style>
    <style:style style:name="P10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Arial" fo:font-weight="bold" officeooo:rsid="001bd7b6" officeooo:paragraph-rsid="001bd7b6" style:font-name-asian="Cantarell" style:font-weight-asian="bold" style:font-name-complex="Cantarell"/>
    </style:style>
    <style:style style:name="P1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Arial" style:font-name-asian="Cantarell" style:font-name-complex="Cantarell"/>
    </style:style>
    <style:style style:name="P12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Arial" officeooo:rsid="001bd7b6" officeooo:paragraph-rsid="001bd7b6" style:font-name-asian="Cantarell" style:font-name-complex="Cantarell"/>
    </style:style>
    <style:style style:name="P13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Arial" officeooo:rsid="001bd7b6" officeooo:paragraph-rsid="001bd7b6"/>
    </style:style>
    <style:style style:name="P14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/>
    </style:style>
    <style:style style:name="P16" style:family="paragraph" style:parent-style-name="Footer">
      <style:paragraph-properties fo:text-align="start" style:justify-single-word="false" style:border-line-width-top="0.0102in 0.0102in 0.0016in" fo:padding-left="0in" fo:padding-right="0in" fo:padding-top="0.0138in" fo:padding-bottom="0in" fo:border-left="none" fo:border-right="none" fo:border-top="1.59pt double #000000" fo:border-bottom="none" style:writing-mode="lr-tb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Preformatted_20_Text">
      <style:paragraph-properties fo:text-align="start" style:justify-single-word="false" style:writing-mode="lr-tb">
        <style:tab-stops/>
      </style:paragraph-properties>
      <style:text-properties style:font-name="Inconsolata" fo:font-size="10pt" style:font-size-asian="10pt" style:font-size-complex="10pt"/>
    </style:style>
    <style:style style:name="P18" style:family="paragraph" style:parent-style-name="Preformatted_20_Text">
      <style:paragraph-properties fo:text-align="start" style:justify-single-word="false" style:writing-mode="lr-tb">
        <style:tab-stops/>
      </style:paragraph-properties>
      <style:text-properties style:font-name="Inconsolata" fo:font-size="10pt" officeooo:paragraph-rsid="00381035" style:font-size-asian="10pt" style:font-size-complex="10pt"/>
    </style:style>
    <style:style style:name="P19" style:family="paragraph" style:parent-style-name="Preformatted_20_Text">
      <style:paragraph-properties fo:text-align="start" style:justify-single-word="false" style:writing-mode="lr-tb">
        <style:tab-stops/>
      </style:paragraph-properties>
      <style:text-properties fo:color="#111111" loext:opacity="100%" officeooo:rsid="003b91df" officeooo:paragraph-rsid="003b91df"/>
    </style:style>
    <style:style style:name="P20" style:family="paragraph" style:parent-style-name="Preformatted_20_Text">
      <style:paragraph-properties fo:text-align="start" style:justify-single-word="false" style:writing-mode="lr-tb">
        <style:tab-stops/>
      </style:paragraph-properties>
      <style:text-properties officeooo:rsid="003b91df" officeooo:paragraph-rsid="003b91df"/>
    </style:style>
    <style:style style:name="P21" style:family="paragraph" style:parent-style-name="Standard" style:list-style-name="WWNum2">
      <style:paragraph-properties fo:margin-left="0.5in" fo:margin-right="0in" fo:margin-top="0in" fo:margin-bottom="0in" style:contextual-spacing="false" fo:text-align="start" style:justify-single-word="false" fo:text-indent="-0.25in" style:auto-text-indent="false"/>
    </style:style>
    <style:style style:name="P22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2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3ee16b"/>
    </style:style>
    <style:style style:name="P2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1da898"/>
    </style:style>
    <style:style style:name="P2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Arial" officeooo:rsid="001bd7b6" officeooo:paragraph-rsid="001bd7b6" style:font-name-asian="Cantarell" style:font-name-complex="Cantarell"/>
    </style:style>
    <style:style style:name="P2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2c416b" officeooo:paragraph-rsid="002c416b"/>
    </style:style>
    <style:style style:name="P2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2841ae" officeooo:paragraph-rsid="002841ae"/>
    </style:style>
    <style:style style:name="P2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/>
    </style:style>
    <style:style style:name="P2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paragraph-rsid="002f25bb"/>
    </style:style>
    <style:style style:name="P3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300a20" officeooo:paragraph-rsid="00300a20"/>
    </style:style>
    <style:style style:name="P3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3ee16b" officeooo:paragraph-rsid="003ee16b" style:font-size-asian="10pt" style:font-size-complex="10pt"/>
    </style:style>
    <style:style style:name="P3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2078b9" officeooo:paragraph-rsid="002078b9" style:font-size-asian="10pt" style:font-size-complex="10pt"/>
    </style:style>
    <style:style style:name="P3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355d17" officeooo:paragraph-rsid="0031c4de" style:font-size-asian="10pt" style:font-size-complex="10pt"/>
    </style:style>
    <style:style style:name="P3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4cd595" officeooo:paragraph-rsid="004cd595" style:font-size-asian="10pt" style:font-size-complex="10pt"/>
    </style:style>
    <style:style style:name="P3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1pt" officeooo:rsid="003cfb87" officeooo:paragraph-rsid="003cfb87" style:font-size-asian="11pt" style:font-size-complex="11pt"/>
    </style:style>
    <style:style style:name="P3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3df116" officeooo:paragraph-rsid="003df116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Arial" style:font-name-asian="Cantarell" style:font-name-complex="Cantarell"/>
    </style:style>
    <style:style style:name="T4" style:family="text">
      <style:text-properties style:use-window-font-color="true" loext:opacity="0%" style:font-name="Arial" fo:font-size="12pt" fo:language="pl" fo:country="PL" style:letter-kerning="true" style:font-name-asian="Cantarell" style:font-size-asian="12pt" style:font-name-complex="Cantarell" style:font-size-complex="12pt"/>
    </style:style>
    <style:style style:name="T5" style:family="text">
      <style:text-properties fo:language="pl" fo:country="PL"/>
    </style:style>
    <style:style style:name="T6" style:family="text">
      <style:text-properties style:font-name="Inconsolata"/>
    </style:style>
    <style:style style:name="T7" style:family="text">
      <style:text-properties style:font-name="Inconsolata" fo:font-size="10pt" officeooo:rsid="001da898" style:font-size-asian="10pt" style:font-size-complex="10pt"/>
    </style:style>
    <style:style style:name="T8" style:family="text">
      <style:text-properties style:font-name="Inconsolata" fo:font-size="10pt" officeooo:rsid="003ee16b" style:font-size-asian="10pt" style:font-size-complex="10pt"/>
    </style:style>
    <style:style style:name="T9" style:family="text">
      <style:text-properties style:font-name="Inconsolata" fo:font-size="10pt" officeooo:rsid="004b8793" style:font-size-asian="10pt" style:font-size-complex="10pt"/>
    </style:style>
    <style:style style:name="T10" style:family="text">
      <style:text-properties style:font-name="Inconsolata" fo:font-size="10pt" officeooo:rsid="004bc80e" style:font-size-asian="10pt" style:font-size-complex="10pt"/>
    </style:style>
    <style:style style:name="T11" style:family="text">
      <style:text-properties style:font-name="Inconsolata" fo:font-size="10pt" fo:font-style="italic" officeooo:rsid="003ee16b" style:font-size-asian="10pt" style:font-style-asian="italic" style:font-size-complex="10pt" style:font-style-complex="italic"/>
    </style:style>
    <style:style style:name="T12" style:family="text">
      <style:text-properties style:font-name="Inconsolata" fo:font-size="10pt" fo:font-style="italic" officeooo:rsid="004bc80e" style:font-size-asian="10pt" style:font-style-asian="italic" style:font-size-complex="10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da898" style:font-style-asian="italic" style:font-style-complex="italic"/>
    </style:style>
    <style:style style:name="T15" style:family="text">
      <style:text-properties fo:font-style="italic" officeooo:rsid="001ea2a0" style:font-style-asian="italic" style:font-style-complex="italic"/>
    </style:style>
    <style:style style:name="T16" style:family="text">
      <style:text-properties fo:font-style="italic" officeooo:rsid="002506fc" style:font-style-asian="italic" style:font-style-complex="italic"/>
    </style:style>
    <style:style style:name="T17" style:family="text">
      <style:text-properties fo:font-style="italic" officeooo:rsid="002997d4" style:font-style-asian="italic" style:font-style-complex="italic"/>
    </style:style>
    <style:style style:name="T18" style:family="text">
      <style:text-properties fo:font-style="italic" officeooo:rsid="003f9bd6" style:font-style-asian="italic" style:font-style-complex="italic"/>
    </style:style>
    <style:style style:name="T19" style:family="text">
      <style:text-properties fo:font-style="italic" officeooo:rsid="00451a31" style:font-style-asian="italic" style:font-style-complex="italic"/>
    </style:style>
    <style:style style:name="T20" style:family="text">
      <style:text-properties fo:font-style="italic" officeooo:rsid="00472127" style:font-style-asian="italic" style:font-style-complex="italic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officeooo:rsid="001ea2a0"/>
    </style:style>
    <style:style style:name="T23" style:family="text">
      <style:text-properties officeooo:rsid="0029a6dd"/>
    </style:style>
    <style:style style:name="T24" style:family="text">
      <style:text-properties officeooo:rsid="002d89eb"/>
    </style:style>
    <style:style style:name="T25" style:family="text">
      <style:text-properties officeooo:rsid="002f25bb"/>
    </style:style>
    <style:style style:name="T26" style:family="text">
      <style:text-properties officeooo:rsid="00331082"/>
    </style:style>
    <style:style style:name="T27" style:family="text">
      <style:text-properties fo:color="#111111" loext:opacity="100%"/>
    </style:style>
    <style:style style:name="T28" style:family="text">
      <style:text-properties officeooo:rsid="004338ae" loext:padding="0.0193in" loext:border="0.06pt solid #d9d9e3"/>
    </style:style>
    <style:style style:name="T29" style:family="text">
      <style:text-properties officeooo:rsid="00451a31"/>
    </style:style>
    <style:style style:name="T30" style:family="text">
      <style:text-properties officeooo:rsid="00451a31" loext:padding="0.0193in" loext:border="0.06pt solid #d9d9e3"/>
    </style:style>
    <style:style style:name="T31" style:family="text">
      <style:text-properties officeooo:rsid="004721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Temat</text:p>
          </table:table-cell>
          <table:table-cell table:style-name="Tabela1.A1" office:value-type="string">
            <text:p text:style-name="P5" loext:marker-style-name="T5"><text:span text:style-name="T4">Read the Docs. GitHub. Wprowadzenie</text:span><text:span text:style-name="T4"/></text:p>
          </table:table-cell>
          <table:table-cell table:style-name="Tabela1.C1" office:value-type="string">
            <text:p text:style-name="P10">18.10.2023</text:p>
          </table:table-cell>
        </table:table-row>
        <table:table-row table:style-name="Tabela1.1">
          <table:table-cell table:style-name="Tabela1.A2" office:value-type="string">
            <text:p text:style-name="P9">Rodzaj pracy</text:p>
          </table:table-cell>
          <table:table-cell table:style-name="Tabela1.A2" office:value-type="string">
            <text:p text:style-name="P11">Sprawozdanie</text:p>
          </table:table-cell>
          <table:table-cell table:style-name="Tabela1.C2" office:value-type="string">
            <text:p text:style-name="P13">4tr</text:p>
          </table:table-cell>
        </table:table-row>
        <table:table-row table:style-name="Tabela1.1">
          <table:table-cell table:style-name="Tabela1.A2" office:value-type="string">
            <text:p text:style-name="P9">Uczeń</text:p>
          </table:table-cell>
          <table:table-cell table:style-name="Tabela1.A2" office:value-type="string">
            <text:p text:style-name="P25" loext:marker-style-name="T3">Paweł Jasiński</text:p>
          </table:table-cell>
          <table:table-cell table:style-name="Tabela1.C2" office:value-type="string">
            <text:p text:style-name="P12">7</text:p>
          </table:table-cell>
        </table:table-row>
      </table:table>
      <text:p text:style-name="P2">Użyj poniższej tabeli wzorcowej, by opracować składnię dla wymienionych języków:</text:p>
      <text:list text:style-name="WWNum2">
        <text:list-item>
          <text:p text:style-name="P21">reStructuredText</text:p>
        </text:list-item>
        <text:list-item>
          <text:p text:style-name="P21">Markdown</text:p>
        </text:list-item>
      </text:list>
      <text:p text:style-name="P3">Wynotuj składnię języka dla następujących elementów: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4">Polecenie</text:p>
          </table:table-cell>
          <table:table-cell table:style-name="Tabela2.B1" office:value-type="string">
            <text:p text:style-name="P14">Znaczenie</text:p>
          </table:table-cell>
        </table:table-row>
        <table:table-row table:style-name="Tabela2.1">
          <table:table-cell table:style-name="Tabela2.A2" office:value-type="string">
            <text:p text:style-name="P19">===============</text:p>
            <text:p text:style-name="P19">Header 1</text:p>
            <text:p text:style-name="P20"><text:span text:style-name="T27">===============</text:span></text:p>
          </table:table-cell>
          <table:table-cell table:style-name="Tabela2.B2" office:value-type="string">
            <text:p text:style-name="P5"><text:span text:style-name="T2">Nagłówek</text:span><text:span text:style-name="T1"> tekstowy poziomu I</text:span></text:p>
          </table:table-cell>
        </table:table-row>
        <table:table-row table:style-name="Tabela2.1">
          <table:table-cell table:style-name="Tabela2.A2" office:value-type="string">
            <text:p text:style-name="P19">Header 2</text:p>
            <text:p text:style-name="P20"><text:span text:style-name="T27">===============</text:span></text:p>
          </table:table-cell>
          <table:table-cell table:style-name="Tabela2.B2" office:value-type="string">
            <text:p text:style-name="P5"><text:span text:style-name="T2">Nagłówek</text:span><text:span text:style-name="T1"> tekstowy poziomu II</text:span></text:p>
          </table:table-cell>
        </table:table-row>
        <table:table-row table:style-name="Tabela2.1">
          <table:table-cell table:style-name="Tabela2.A2" office:value-type="string">
            <text:p text:style-name="P19">Header 3</text:p>
            <text:p text:style-name="P20"><text:span text:style-name="T27">---------------</text:span></text:p>
          </table:table-cell>
          <table:table-cell table:style-name="Tabela2.B2" office:value-type="string">
            <text:p text:style-name="P5"><text:span text:style-name="T2">Nagłówek</text:span><text:span text:style-name="T1"> tekstowy poziomu III</text:span></text:p>
          </table:table-cell>
        </table:table-row>
        <table:table-row table:style-name="Tabela2.1">
          <table:table-cell table:style-name="Tabela2.A2" office:value-type="string">
            <text:p text:style-name="P35">Header 4</text:p>
            <text:p text:style-name="P35">^^^^^^^^^^^^^^^^</text:p>
          </table:table-cell>
          <table:table-cell table:style-name="Tabela2.B2" office:value-type="string">
            <text:p text:style-name="P5"><text:span text:style-name="T2">Nagłówek</text:span><text:span text:style-name="T1"> tekstowy poziomu IV</text:span></text:p>
          </table:table-cell>
        </table:table-row>
        <table:table-row table:style-name="Tabela2.1">
          <table:table-cell table:style-name="Tabela2.A2" office:value-type="string">
            <text:p text:style-name="P26" loext:marker-style-name="T6">Należy pozostawić pustą linie między liniami tekstu.</text:p>
          </table:table-cell>
          <table:table-cell table:style-name="Tabela2.B2" office:value-type="string">
            <text:p text:style-name="P5"><text:span text:style-name="T2">Akapit</text:span><text:span text:style-name="T1"> tekstowy</text:span></text:p>
          </table:table-cell>
        </table:table-row>
        <table:table-row table:style-name="Tabela2.1">
          <table:table-cell table:style-name="Tabela2.A2" office:value-type="string">
            <text:p text:style-name="P17"><text:span text:style-name="Source_20_Text"><text:span text:style-name="T16">.. note:: </text:span></text:span></text:p>
          </table:table-cell>
          <table:table-cell table:style-name="Tabela2.B2" office:value-type="string">
            <text:p text:style-name="P5"><text:span text:style-name="T2">Akapit</text:span><text:span text:style-name="T1"> informacyjny - Note</text:span></text:p>
          </table:table-cell>
        </table:table-row>
        <table:table-row table:style-name="Tabela2.1">
          <table:table-cell table:style-name="Tabela2.A2" office:value-type="string">
            <text:p text:style-name="P18"><text:span text:style-name="Source_20_Text"><text:span text:style-name="T16">.. </text:span></text:span><text:span text:style-name="Source_20_Text"><text:span text:style-name="T18">tip</text:span></text:span><text:span text:style-name="Source_20_Text"><text:span text:style-name="T16">:: </text:span></text:span></text:p>
          </table:table-cell>
          <table:table-cell table:style-name="Tabela2.B2" office:value-type="string">
            <text:p text:style-name="P5"><text:span text:style-name="T2">Akapit</text:span><text:span text:style-name="T1"> informacyjny - Tip</text:span></text:p>
          </table:table-cell>
        </table:table-row>
        <table:table-row table:style-name="Tabela2.1">
          <table:table-cell table:style-name="Tabela2.A2" office:value-type="string">
            <text:p text:style-name="P27" loext:marker-style-name="T6">`<text:span text:style-name="T17">kod</text:span>` <text:span text:style-name="T23">(Może być użyte w środku zdania)</text:span></text:p>
          </table:table-cell>
          <table:table-cell table:style-name="Tabela2.B2" office:value-type="string">
            <text:p text:style-name="P5"><text:span text:style-name="T1">Fragment </text:span><text:span text:style-name="T2">kodu</text:span><text:span text:style-name="T1"> - liniowy</text:span></text:p>
          </table:table-cell>
        </table:table-row>
        <table:table-row table:style-name="Tabela2.1">
          <table:table-cell table:style-name="Tabela2.A2" office:value-type="string">
            <text:p text:style-name="P32">.. <text:span text:style-name="T29">code-block:</text:span>: <text:span text:style-name="T19">nazwa języka</text:span></text:p>
          </table:table-cell>
          <table:table-cell table:style-name="Tabela2.B2" office:value-type="string">
            <text:p text:style-name="P5"><text:span text:style-name="T1">Fragment </text:span><text:span text:style-name="T2">kodu</text:span><text:span text:style-name="T1"> - blokowy</text:span></text:p>
          </table:table-cell>
        </table:table-row>
        <table:table-row table:style-name="Tabela2.1">
          <table:table-cell table:style-name="Tabela2.A2" office:value-type="string">
            <text:p text:style-name="P34">''<text:span text:style-name="T13">Tytuł sekcji docelowej</text:span>''</text:p>
          </table:table-cell>
          <table:table-cell table:style-name="Tabela2.B2" office:value-type="string">
            <text:p text:style-name="P5"><text:span text:style-name="T2">Odnośnik</text:span><text:span text:style-name="T1"> wewnętrzny (w obrębie dokumentacji)</text:span></text:p>
          </table:table-cell>
        </table:table-row>
        <table:table-row table:style-name="Tabela2.1">
          <table:table-cell table:style-name="Tabela2.A2" office:value-type="string">
            <text:p text:style-name="P7">[<text:span text:style-name="T13">Wyświetlana nazwa</text:span>]</text:p>
            <text:p text:style-name="P6"><text:span text:style-name="T7"/></text:p>
            <text:p text:style-name="P6"><text:span text:style-name="T7">.. </text:span><text:span text:style-name="T9">_Wyświetlan-nazwa: </text:span><text:span text:style-name="T12">link</text:span></text:p>
          </table:table-cell>
          <table:table-cell table:style-name="Tabela2.B2" office:value-type="string">
            <text:p text:style-name="P5"><text:span text:style-name="T2">Odnośnik</text:span><text:span text:style-name="T1"> zewnętrzny (do innego serwisu)</text:span></text:p>
          </table:table-cell>
        </table:table-row>
        <table:table-row table:style-name="Tabela2.1">
          <table:table-cell table:style-name="Tabela2.A2" office:value-type="string">
            <text:p text:style-name="P36" loext:marker-style-name="T6">#. <text:span text:style-name="T13">element</text:span></text:p>
          </table:table-cell>
          <table:table-cell table:style-name="Tabela2.B2" office:value-type="string">
            <text:p text:style-name="P5"><text:span text:style-name="T2">Lista</text:span><text:span text:style-name="T1"> numerowana</text:span></text:p>
          </table:table-cell>
        </table:table-row>
        <table:table-row table:style-name="Tabela2.1">
          <table:table-cell table:style-name="Tabela2.A2" office:value-type="string">
            <text:p text:style-name="P36" loext:marker-style-name="T6">* <text:span text:style-name="T13">element</text:span></text:p>
          </table:table-cell>
          <table:table-cell table:style-name="Tabela2.B2" office:value-type="string">
            <text:p text:style-name="P5"><text:span text:style-name="T2">Lista</text:span><text:span text:style-name="T1"> wypunktowana</text:span></text:p>
          </table:table-cell>
        </table:table-row>
        <table:table-row table:style-name="Tabela2.1">
          <table:table-cell table:style-name="Tabela2.A2" office:value-type="string">
            <text:p text:style-name="P30" loext:marker-style-name="T6">Definicja</text:p>
            <text:p text:style-name="P30" loext:marker-style-name="T6">:Treść definicji</text:p>
          </table:table-cell>
          <table:table-cell table:style-name="Tabela2.B2" office:value-type="string">
            <text:p text:style-name="P5" loext:marker-style-name="T1"><text:span text:style-name="T2">Lista</text:span><text:span text:style-name="T1"> definicji – termin</text:span></text:p>
            <text:p text:style-name="P15">- definicja</text:p>
          </table:table-cell>
        </table:table-row>
        <table:table-row table:style-name="Tabela2.16">
          <table:table-cell table:style-name="Tabela2.A2" office:value-type="string">
            <text:p text:style-name="P23"><text:span text:style-name="T8">.. thumbnail:: </text:span><text:span text:style-name="T11">link do zdjęcia</text:span></text:p>
            <text:p text:style-name="P31"><text:span text:style-name="T13"/></text:p>
            <text:p text:style-name="P31"><text:span text:style-name="T13"><text:s text:c="4"/>Opis obrazka</text:span></text:p>
            <text:p text:style-name="P31"><text:span text:style-name="T13"/></text:p>
          </table:table-cell>
          <table:table-cell table:style-name="Tabela2.B2" office:value-type="string">
            <text:p text:style-name="P5" loext:marker-style-name="T1"><text:span text:style-name="T2">Obraz</text:span><text:span text:style-name="T1"> - ścieżka</text:span></text:p>
            <text:p text:style-name="P5" loext:marker-style-name="T1"><text:span text:style-name="T1"><text:s/>- szerokość dla CSS<text:line-break/> - wycentrowanie dla kontenera</text:span></text:p>
            <text:p text:style-name="P5" loext:marker-style-name="T1"><text:span text:style-name="T1"><text:s/>- tekst alternatywny atrybutu ALT znacznika IMG</text:span></text:p>
            <text:p text:style-name="P15"><text:s/>- podpis pod obrazkiem</text:p>
          </table:table-cell>
        </table:table-row>
        <table:table-row table:style-name="Tabela2.1">
          <table:table-cell table:style-name="Tabela2.B2" table:number-columns-spanned="2" office:value-type="string">
            <text:p text:style-name="P14">Różne / nie pokrywające się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33">+-------------+--------------+</text:p>
            <text:p text:style-name="P33">| <text:span text:style-name="T13">Header 1 <text:s text:c="3"/></text:span>| <text:span text:style-name="T13">Header 2</text:span> <text:s text:c="4"/>|</text:p>
            <text:p text:style-name="P33">+=======+=========+</text:p>
            <text:p text:style-name="P33">| <text:span text:style-name="T20">Komórka 1</text:span><text:span text:style-name="T13"> </text:span><text:s text:c="4"/>| <text:span text:style-name="T20">Komórka</text:span><text:span text:style-name="T13"> 2 |</text:span></text:p>
            <text:p text:style-name="P33">+-------------+--------------+</text:p>
            <text:p text:style-name="P33"><text:soft-page-break/>| <text:span text:style-name="T20">Komórka</text:span><text:span text:style-name="T13"> </text:span><text:span text:style-name="T20">3</text:span> | <text:span text:style-name="T20">Komórka 4</text:span> |</text:p>
            <text:p text:style-name="P33">+-------------+--------------+</text:p>
          </table:table-cell>
          <table:table-cell table:style-name="Tabela2.B2" office:value-type="string">
            <text:p text:style-name="P5"><text:span text:style-name="T2">Tabela</text:span><text:span text:style-name="T1"> z danymi</text:span></text:p>
          </table:table-cell>
        </table:table-row>
        <table:table-row table:style-name="Tabela2.1">
          <table:table-cell table:style-name="Tabela2.A2" office:value-type="string">
            <text:p text:style-name="P28" loext:marker-style-name="T6">.. tasklist:: </text:p>
            <text:p text:style-name="P28" loext:marker-style-name="T6"><text:tab/>-<text:span text:style-name="T24">[] zadanie</text:span></text:p>
            <text:p text:style-name="P29" loext:marker-style-name="T6"><text:tab/>-<text:span text:style-name="T24">[</text:span><text:span text:style-name="T25">x</text:span><text:span text:style-name="T24">] </text:span><text:span text:style-name="T25">wykonane </text:span><text:span text:style-name="T24">zadanie</text:span></text:p>
            <text:p text:style-name="P29" loext:marker-style-name="T6"><text:tab/>-<text:span text:style-name="T24">[] zadanie</text:span></text:p>
          </table:table-cell>
          <table:table-cell table:style-name="Tabela2.B2" office:value-type="string">
            <text:p text:style-name="P5"><text:span text:style-name="T1">Lista </text:span><text:span text:style-name="T2">Zadań</text:span><text:span text:style-name="T1"> wykonanych i niewykonanych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Cantarell" svg:font-family="Cantarell" style:font-family-generic="system" style:font-pitch="variable"/>
    <style:font-face style:name="Georgia" svg:font-family="Georgia" style:font-family-generic="roman" style:font-pitch="variable"/>
    <style:font-face style:name="Inconsolata" svg:font-family="Inconsolata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0" style:font-family-asian="0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Text_20_Body" style:display-name="Text Body" style:family="paragraph" style:parent-style-name="Standard">
      <style:paragraph-properties fo:margin-top="0in" fo:margin-bottom="0.0972in" style:contextual-spacing="false" fo:line-height="115%"/>
    </style:style>
    <style:style style:name="Table_20_Contents" style:display-name="Table Contents" style:family="paragraph" style:parent-style-name="Standard" style:class="extra">
      <style:text-properties style:language-asian="pl" style:country-asian="P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1" fo:font-family="'Liberation Mono'" style:font-family-generic="roman" style:font-pitch="variable" fo:font-size="10pt" style:font-name-asian="Noto Sans Mono CJK SC1" style:font-family-asian="'Noto Sans Mono CJK SC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 fo:padding-left="0in" fo:padding-right="0in" fo:padding-top="0in" fo:padding-bottom="0.028in" fo:border-left="none" fo:border-right="none" fo:border-top="none" fo:border-bottom="0.11pt solid #000000">
        <style:tab-stops>
          <style:tab-stop style:position="6.6925in" style:type="right"/>
        </style:tab-stops>
      </style:paragraph-properties>
      <style:text-properties style:font-name="Georgia"/>
    </style:style>
    <style:style style:name="MP2" style:family="paragraph" style:parent-style-name="Footer">
      <style:paragraph-properties fo:text-align="start" style:justify-single-word="false" style:border-line-width-top="0.0102in 0.0102in 0.0016in" fo:padding-left="0in" fo:padding-right="0in" fo:padding-top="0.0138in" fo:padding-bottom="0in" fo:border-left="none" fo:border-right="none" fo:border-top="1.59pt double #000000" fo:border-bottom="none" style:writing-mode="lr-tb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style:font-name="Liberation Serif"/>
    </style:style>
    <style:page-layout style:name="Mpm1">
      <style:page-layout-properties fo:page-width="8.2681in" fo:page-height="11.6929in" style:num-format="1" style:print-orientation="portrait" fo:margin-top="0.472in" fo:margin-bottom="0.472in" fo:margin-left="0.7874in" fo:margin-right="0.7874in" style:writing-mode="lr-tb" style:layout-grid-color="#c0c0c0" style:layout-grid-lines="2510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61in" fo:margin-left="0in" fo:margin-right="0in" fo:margin-bottom="0.3772in" style:dynamic-spacing="true"/>
      </style:header-style>
      <style:footer-style>
        <style:header-footer-properties fo:min-height="0.4484in" fo:margin-left="0in" fo:margin-right="0in" fo:margin-top="0.40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kumentacja: Sprawozdanie<text:tab/>Języki rst i md</text:p>
      </style:header>
      <style:footer>
        <text:p text:style-name="MP2" loext:marker-style-name="MT1"><text:span text:style-name="MT1">Testowanie i Dokumentowanie<text:tab/><text:tab/>Grzegorz Petri / 2021</text:span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zegorz Petri</meta:initial-creator>
    <meta:creation-date>2021-02-08T20:02:00</meta:creation-date>
    <dc:date>2023-10-25T00:07:05.145000000</dc:date>
    <meta:editing-duration>PT1H28M51S</meta:editing-duration>
    <meta:editing-cycles>40</meta:editing-cycles>
    <meta:generator>LibreOffice/7.6.2.1$Windows_X86_64 LibreOffice_project/56f7684011345957bbf33a7ee678afaf4d2ba333</meta:generator>
    <meta:document-statistic meta:table-count="2" meta:image-count="0" meta:object-count="0" meta:page-count="2" meta:paragraph-count="73" meta:word-count="235" meta:character-count="1617" meta:non-whitespace-character-count="1436"/>
  </office:meta>
</office:document-meta>
</file>